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2.938125cm" style:use-optimal-column-width="true"/>
    </style:style>
    <style:style style:name="co2" style:family="table-column">
      <style:table-column-properties fo:break-before="auto" style:column-width="6.48229166666667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GCOS-ECV</text:p>
          </table:table-cell>
          <table:table-cell office:value-type="string" table:style-name="ce2">
            <text:p>GCOS has &lt;relationship&gt; CCI</text:p>
          </table:table-cell>
          <table:table-cell office:value-type="string" table:style-name="ce2">
            <text:p>ESA-CCI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UpperairWaterVapour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UpperairCloudProperties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clou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UpperairEarthRadiationBudge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atmosphericCompositionCarbonDioxide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CompositionMethane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mosphericCompositionOtherLonglivedGreenhouseGases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greenhouseGas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tmosphericCompositionOzoneAndAerosol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ozo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tmosphericCompositionOzoneAndAerosol</text:p>
          </table:table-cell>
          <table:table-cell office:value-type="string" table:style-name="ce4">
            <text:p>broadMatch</text:p>
          </table:table-cell>
          <table:table-cell office:value-type="string" table:style-name="ce4">
            <text:p>aerosol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oceanicSurfaceSeaSurfaceTemperature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seaSurfaceTemperatur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SeaSurfaceSalin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SeaLevel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sea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SeaStat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SeaIce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sea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Curren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OceanColour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oceanColou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ceanicSurfaceCarbonDioxidePartialPressur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rfaceOceanAcid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Temperatur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Salin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Curren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Nutrient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CarbonDioxidePartialPressur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OceanAcidity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Oxygen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5">
            <text:p>oceanicSubsurfaceTracer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RiverDischarg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WaterUse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Groundwater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Lake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SnowCover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GlaciersAndIceCaps</text:p>
          </table:table-cell>
          <table:table-cell office:value-type="string" table:style-name="ce4">
            <text:p>narrowMatch</text:p>
          </table:table-cell>
          <table:table-cell office:value-type="string" table:style-name="ce4">
            <text:p>glaci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IceSheets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iceShee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Permafrost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Albedo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LandCover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landCov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FractionOfAbsorbedPhotosyntheticallyActiveRadiation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LeafAreaIndex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AboveGroundBiomass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SoilCarbon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string" table:style-name="ce3">
            <text:p>terrestrialFireDisturbance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fi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estrialSoilMoisture</text:p>
          </table:table-cell>
          <table:table-cell office:value-type="string" table:style-name="ce4">
            <text:p>closeMatch</text:p>
          </table:table-cell>
          <table:table-cell office:value-type="string" table:style-name="ce4">
            <text:p>soilMoisture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Sheet2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03T09:13:40Z</meta:creation-date>
    <dc:date>2015-11-03T14:46:18Z</dc:date>
  </office:meta>
</office:document-meta>
</file>